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2.074cm"/>
          <style:tab-stop style:position="2.858cm"/>
        </style:tab-stops>
      </style:paragraph-properties>
      <style:text-properties fo:language="ru" fo:country="RU" officeooo:rsid="001b0ca7" officeooo:paragraph-rsid="001b0ca7"/>
    </style:style>
    <style:style style:name="P2" style:family="paragraph" style:parent-style-name="Standard">
      <style:text-properties fo:language="ru" fo:country="RU" officeooo:rsid="001b0ca7" officeooo:paragraph-rsid="001b0ca7"/>
    </style:style>
    <style:style style:name="P3" style:family="paragraph" style:parent-style-name="Standard">
      <style:text-properties fo:language="ru" fo:country="RU" officeooo:rsid="001de317" officeooo:paragraph-rsid="001b0ca7"/>
    </style:style>
    <style:style style:name="P4" style:family="paragraph" style:parent-style-name="Standard">
      <style:text-properties fo:language="ru" fo:country="RU" officeooo:rsid="002aa921" officeooo:paragraph-rsid="002aa921"/>
    </style:style>
    <style:style style:name="P5" style:family="paragraph" style:parent-style-name="Standard">
      <style:paragraph-properties fo:text-align="start" style:justify-single-word="false"/>
      <style:text-properties fo:language="ru" fo:country="RU" officeooo:rsid="002aa921" officeooo:paragraph-rsid="002aa921"/>
    </style:style>
    <style:style style:name="P6" style:family="paragraph" style:parent-style-name="Standard">
      <style:text-properties fo:language="ru" fo:country="RU" officeooo:rsid="001de317" officeooo:paragraph-rsid="001de317"/>
    </style:style>
    <style:style style:name="P7" style:family="paragraph" style:parent-style-name="Standard">
      <style:text-properties fo:language="ru" fo:country="RU" fo:font-weight="bold" officeooo:rsid="002bebfe" officeooo:paragraph-rsid="002bebfe" style:font-weight-asian="bold" style:font-weight-complex="bold"/>
    </style:style>
    <style:style style:name="P8" style:family="paragraph" style:parent-style-name="Standard">
      <style:text-properties fo:language="ru" fo:country="RU" officeooo:rsid="002bebfe" officeooo:paragraph-rsid="002bebfe"/>
    </style:style>
    <style:style style:name="P9" style:family="paragraph" style:parent-style-name="Standard">
      <style:text-properties officeooo:paragraph-rsid="001de317"/>
    </style:style>
    <style:style style:name="P10" style:family="paragraph" style:parent-style-name="Standard">
      <style:paragraph-properties fo:text-align="center" style:justify-single-word="false"/>
      <style:text-properties fo:font-weight="bold" officeooo:paragraph-rsid="001de317" style:font-weight-asian="bold" style:font-weight-complex="bold"/>
    </style:style>
    <style:style style:name="P11" style:family="paragraph" style:parent-style-name="Standard">
      <style:text-properties fo:font-weight="bold" officeooo:paragraph-rsid="001de317" style:font-weight-asian="bold" style:font-weight-complex="bold"/>
    </style:style>
    <style:style style:name="P12" style:family="paragraph" style:parent-style-name="Standard">
      <style:text-properties fo:language="ru" fo:country="RU" fo:font-weight="normal" officeooo:rsid="001de317" officeooo:paragraph-rsid="001e74c5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language="ru" fo:country="RU" fo:font-weight="normal" officeooo:rsid="001de317" officeooo:paragraph-rsid="001e74c5" style:font-weight-asian="normal" style:font-weight-complex="normal"/>
    </style:style>
    <style:style style:name="P14" style:family="paragraph" style:parent-style-name="Standard">
      <style:text-properties fo:language="ru" fo:country="RU" fo:font-weight="normal" officeooo:rsid="001de317" officeooo:paragraph-rsid="001e2b17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language="ru" fo:country="RU" fo:font-weight="normal" officeooo:rsid="001de317" officeooo:paragraph-rsid="001e2b17" style:font-weight-asian="normal" style:font-weight-complex="normal"/>
    </style:style>
    <style:style style:name="P16" style:family="paragraph" style:parent-style-name="Standard">
      <style:text-properties fo:language="ru" fo:country="RU" fo:font-weight="normal" officeooo:rsid="001e74c5" officeooo:paragraph-rsid="001e74c5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language="de" fo:country="DE" fo:font-weight="bold" officeooo:rsid="001e2b17" officeooo:paragraph-rsid="001e2b17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language="ru" fo:country="RU" fo:font-weight="normal" officeooo:rsid="001e74c5" officeooo:paragraph-rsid="001e74c5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language="ru" fo:country="RU" fo:font-weight="normal" officeooo:rsid="001fd16e" officeooo:paragraph-rsid="001fd16e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language="ru" fo:country="RU" fo:font-weight="bold" officeooo:rsid="001fd16e" officeooo:paragraph-rsid="001fd16e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language="ru" fo:country="RU" fo:font-weight="normal" officeooo:rsid="0024e748" officeooo:paragraph-rsid="0024e748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language="ru" fo:country="RU" fo:font-weight="normal" officeooo:rsid="00203cfb" officeooo:paragraph-rsid="00203cfb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language="ru" fo:country="RU" fo:font-weight="normal" officeooo:rsid="00203cfb" officeooo:paragraph-rsid="00203cfb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language="ru" fo:country="RU" fo:font-weight="normal" officeooo:rsid="00203cfb" officeooo:paragraph-rsid="0021ebaa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language="ru" fo:country="RU" fo:font-weight="bold" officeooo:rsid="00203cfb" officeooo:paragraph-rsid="0021ebaa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language="ru" fo:country="RU" fo:font-weight="normal" officeooo:rsid="00203cfb" officeooo:paragraph-rsid="0021ebaa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officeooo:paragraph-rsid="0023df77"/>
    </style:style>
    <style:style style:name="P28" style:family="paragraph" style:parent-style-name="Standard">
      <style:paragraph-properties fo:text-align="start" style:justify-single-word="false"/>
      <style:text-properties officeooo:rsid="0023df77" officeooo:paragraph-rsid="0024e748"/>
    </style:style>
    <style:style style:name="P29" style:family="paragraph" style:parent-style-name="Standard">
      <style:paragraph-properties fo:text-align="center" style:justify-single-word="false"/>
      <style:text-properties officeooo:rsid="0023df77" officeooo:paragraph-rsid="0024e748"/>
    </style:style>
    <style:style style:name="P30" style:family="paragraph" style:parent-style-name="Standard">
      <style:paragraph-properties fo:text-align="center" style:justify-single-word="false"/>
      <style:text-properties officeooo:paragraph-rsid="002bebfe"/>
    </style:style>
    <style:style style:name="P31" style:family="paragraph" style:parent-style-name="Standard">
      <style:paragraph-properties fo:text-align="start" style:justify-single-word="false"/>
      <style:text-properties officeooo:rsid="0024e748" officeooo:paragraph-rsid="00268db4"/>
    </style:style>
    <style:style style:name="P32" style:family="paragraph" style:parent-style-name="Standard">
      <style:paragraph-properties fo:text-align="center" style:justify-single-word="false"/>
      <style:text-properties officeooo:rsid="0024e748" officeooo:paragraph-rsid="00268db4"/>
    </style:style>
    <style:style style:name="P33" style:family="paragraph" style:parent-style-name="Standard">
      <style:paragraph-properties fo:text-align="start" style:justify-single-word="false"/>
      <style:text-properties officeooo:rsid="00268db4" officeooo:paragraph-rsid="00268db4"/>
    </style:style>
    <style:style style:name="P34" style:family="paragraph" style:parent-style-name="Standard">
      <style:paragraph-properties fo:text-align="center" style:justify-single-word="false"/>
      <style:text-properties officeooo:rsid="00268db4" officeooo:paragraph-rsid="00268db4"/>
    </style:style>
    <style:style style:name="P35" style:family="paragraph" style:parent-style-name="Standard">
      <style:paragraph-properties fo:text-align="start" style:justify-single-word="false"/>
      <style:text-properties officeooo:rsid="00268db4" officeooo:paragraph-rsid="0026ba3a"/>
    </style:style>
    <style:style style:name="P36" style:family="paragraph" style:parent-style-name="Standard">
      <style:paragraph-properties fo:text-align="center" style:justify-single-word="false"/>
      <style:text-properties fo:font-weight="bold" officeooo:rsid="00268db4" officeooo:paragraph-rsid="0026ba3a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26ba3a" officeooo:paragraph-rsid="0026ba3a" style:font-weight-asian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language="de" fo:country="DE" fo:font-weight="bold" officeooo:rsid="0026ba3a" officeooo:paragraph-rsid="0026ba3a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language="ru" fo:country="RU" fo:font-weight="normal" officeooo:rsid="0026ba3a" officeooo:paragraph-rsid="0026ba3a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officeooo:rsid="00289099" officeooo:paragraph-rsid="00289099"/>
    </style:style>
    <style:style style:name="P41" style:family="paragraph" style:parent-style-name="Standard">
      <style:paragraph-properties fo:text-align="start" style:justify-single-word="false"/>
      <style:text-properties officeooo:rsid="00289099" officeooo:paragraph-rsid="002da69c"/>
    </style:style>
    <style:style style:name="P42" style:family="paragraph" style:parent-style-name="Standard">
      <style:paragraph-properties fo:text-align="center" style:justify-single-word="false"/>
      <style:text-properties officeooo:rsid="00289099" officeooo:paragraph-rsid="002959c7"/>
    </style:style>
    <style:style style:name="P43" style:family="paragraph" style:parent-style-name="Standard">
      <style:paragraph-properties fo:text-align="start" style:justify-single-word="false"/>
      <style:text-properties fo:language="ru" fo:country="RU" fo:font-weight="normal" officeooo:rsid="002da69c" officeooo:paragraph-rsid="002da69c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language="ru" fo:country="RU" fo:font-weight="normal" officeooo:rsid="002959c7" officeooo:paragraph-rsid="002959c7" style:font-weight-asian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fo:language="ru" fo:country="RU" fo:font-weight="normal" officeooo:rsid="002959c7" officeooo:paragraph-rsid="002959c7" style:font-weight-asian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fo:language="ru" fo:country="RU" fo:font-weight="bold" officeooo:rsid="002959c7" officeooo:paragraph-rsid="002959c7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language="ru" fo:country="RU" fo:font-weight="normal" officeooo:rsid="0029e9d3" officeooo:paragraph-rsid="0029e9d3" style:font-weight-asian="normal" style:font-weight-complex="normal"/>
    </style:style>
    <style:style style:name="P48" style:family="paragraph" style:parent-style-name="Standard">
      <style:paragraph-properties fo:text-align="center" style:justify-single-word="false"/>
      <style:text-properties fo:language="ru" fo:country="RU" fo:font-weight="bold" officeooo:rsid="0029e9d3" officeooo:paragraph-rsid="0029e9d3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language="ru" fo:country="RU" fo:font-weight="bold" officeooo:rsid="002bebfe" officeooo:paragraph-rsid="002bebfe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language="ru" fo:country="RU" fo:font-weight="normal" officeooo:rsid="002bebfe" officeooo:paragraph-rsid="002bebfe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language="ru" fo:country="RU" fo:font-weight="bold" officeooo:rsid="002c7d4e" officeooo:paragraph-rsid="002c7d4e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language="ru" fo:country="RU" fo:font-weight="normal" officeooo:rsid="002c7d4e" officeooo:paragraph-rsid="002c7d4e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language="de" fo:country="DE" fo:font-weight="normal" officeooo:rsid="001e2b17" officeooo:paragraph-rsid="001e2b1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1689"/>
    </style:style>
    <style:style style:name="T3" style:family="text">
      <style:text-properties fo:language="de" fo:country="DE" officeooo:rsid="001c1689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bebfe" style:font-weight-asian="normal" style:font-weight-complex="normal"/>
    </style:style>
    <style:style style:name="T6" style:family="text">
      <style:text-properties fo:language="ru" fo:country="RU" officeooo:rsid="001de317"/>
    </style:style>
    <style:style style:name="T7" style:family="text">
      <style:text-properties fo:language="ru" fo:country="RU" officeooo:rsid="001e2b17"/>
    </style:style>
    <style:style style:name="T8" style:family="text">
      <style:text-properties officeooo:rsid="001e74c5"/>
    </style:style>
    <style:style style:name="T9" style:family="text">
      <style:text-properties officeooo:rsid="0023df77"/>
    </style:style>
    <style:style style:name="T10" style:family="text">
      <style:text-properties officeooo:rsid="001e2b17"/>
    </style:style>
    <style:style style:name="T11" style:family="text">
      <style:text-properties fo:language="de" fo:country="DE" officeooo:rsid="001e2b17"/>
    </style:style>
    <style:style style:name="T12" style:family="text">
      <style:text-properties officeooo:rsid="0024e748"/>
    </style:style>
    <style:style style:name="T13" style:family="text">
      <style:text-properties fo:language="de" fo:country="DE"/>
    </style:style>
    <style:style style:name="T14" style:family="text">
      <style:text-properties fo:language="de" fo:country="DE" fo:font-weight="bold" style:font-weight-asian="bold" style:font-weight-complex="bold"/>
    </style:style>
    <style:style style:name="T15" style:family="text">
      <style:text-properties officeooo:rsid="0021ebaa"/>
    </style:style>
    <style:style style:name="T16" style:family="text">
      <style:text-properties fo:language="de" fo:country="DE" fo:font-weight="bold" officeooo:rsid="0021ebaa" style:font-weight-asian="bold" style:font-weight-complex="bold"/>
    </style:style>
    <style:style style:name="T17" style:family="text">
      <style:text-properties fo:language="de" fo:country="DE" officeooo:rsid="0021ebaa"/>
    </style:style>
    <style:style style:name="T18" style:family="text">
      <style:text-properties fo:language="ru" fo:country="RU" fo:font-weight="normal" officeooo:rsid="0021ebaa" style:font-weight-asian="normal" style:font-weight-complex="normal"/>
    </style:style>
    <style:style style:name="T19" style:family="text">
      <style:text-properties fo:language="ru" fo:country="RU" fo:font-weight="normal" officeooo:rsid="0023df77" style:font-weight-asian="normal" style:font-weight-complex="normal"/>
    </style:style>
    <style:style style:name="T20" style:family="text">
      <style:text-properties fo:language="ru" fo:country="RU" fo:font-weight="normal" officeooo:rsid="0024e748" style:font-weight-asian="normal" style:font-weight-complex="normal"/>
    </style:style>
    <style:style style:name="T21" style:family="text">
      <style:text-properties fo:language="ru" fo:country="RU" fo:font-weight="normal" style:font-weight-asian="normal" style:font-weight-complex="normal"/>
    </style:style>
    <style:style style:name="T22" style:family="text">
      <style:text-properties fo:language="ru" fo:country="RU" fo:font-weight="bold" style:font-weight-asian="bold" style:font-weight-complex="bold"/>
    </style:style>
    <style:style style:name="T23" style:family="text">
      <style:text-properties fo:language="ru" fo:country="RU" fo:font-weight="bold" officeooo:rsid="0023df77" style:font-weight-asian="bold" style:font-weight-complex="bold"/>
    </style:style>
    <style:style style:name="T24" style:family="text">
      <style:text-properties fo:language="de" fo:country="DE" fo:font-weight="normal" officeooo:rsid="00203cfb" style:font-weight-asian="normal" style:font-weight-complex="normal"/>
    </style:style>
    <style:style style:name="T25" style:family="text">
      <style:text-properties fo:language="de" fo:country="DE" fo:font-weight="normal" officeooo:rsid="0021ebaa" style:font-weight-asian="normal" style:font-weight-complex="normal"/>
    </style:style>
    <style:style style:name="T26" style:family="text">
      <style:text-properties fo:language="ru" fo:country="RU" fo:font-weight="normal" officeooo:rsid="0026ba3a" style:font-weight-asian="normal" style:font-weight-complex="normal"/>
    </style:style>
    <style:style style:name="T27" style:family="text">
      <style:text-properties fo:language="de" fo:country="DE" fo:font-weight="normal" officeooo:rsid="0026ba3a" style:font-weight-asian="normal" style:font-weight-complex="normal"/>
    </style:style>
    <style:style style:name="T28" style:family="text">
      <style:text-properties fo:language="de" fo:country="DE" officeooo:rsid="0026ba3a"/>
    </style:style>
    <style:style style:name="T29" style:family="text">
      <style:text-properties fo:language="de" fo:country="DE" officeooo:rsid="00203cfb"/>
    </style:style>
    <style:style style:name="T30" style:family="text">
      <style:text-properties fo:language="ru" fo:country="RU"/>
    </style:style>
    <style:style style:name="T31" style:family="text">
      <style:text-properties fo:language="ru" fo:country="RU" officeooo:rsid="00203cfb"/>
    </style:style>
    <style:style style:name="T32" style:family="text">
      <style:text-properties fo:language="ru" fo:country="RU" fo:font-weight="normal" officeooo:rsid="002959c7" style:font-weight-asian="normal" style:font-weight-complex="normal"/>
    </style:style>
    <style:style style:name="T33" style:family="text">
      <style:text-properties fo:language="ru" fo:country="RU" fo:font-weight="normal" officeooo:rsid="002da69c" style:font-weight-asian="normal" style:font-weight-complex="normal"/>
    </style:style>
    <style:style style:name="T34" style:family="text">
      <style:text-properties fo:language="ru" fo:country="RU" fo:font-weight="bold" officeooo:rsid="002959c7" style:font-weight-asian="bold" style:font-weight-complex="bold"/>
    </style:style>
    <style:style style:name="T35" style:family="text">
      <style:text-properties fo:language="de" fo:country="DE" officeooo:rsid="002c7d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Инцидент:</text:span> <text:span text:style-name="T2">Недоступен сайт </text:span><text:span text:style-name="T3">MediaWiki.</text:span></text:p>
      <text:p text:style-name="P2"/>
      <text:p text:style-name="P2"><text:span text:style-name="T1">Автор отчета:</text:span> <text:span text:style-name="T2">Лиляна Ратушняк.</text:span></text:p>
      <text:p text:style-name="P2"/>
      <text:p text:style-name="P2"><text:span text:style-name="T1">Дата:</text:span> 7 января 2025 года</text:p>
      <text:p text:style-name="P3"/>
      <text:p text:style-name="P4"><text:span text:style-name="T1">Причины инцидента:</text:span> </text:p>
      <text:p text:style-name="P4"/>
      <text:p text:style-name="P4">- Конфигурационный файл <text:span text:style-name="T4">LocalSettings.php оказался пустым.</text:span></text:p>
      <text:p text:style-name="P5"><text:span text:style-name="T4">- Отсутствие свободного пространства на диске.</text:span></text:p>
      <text:p text:style-name="P5"><text:span text:style-name="T4">- </text:span><text:span text:style-name="T5">Некорректная конфигурация в файле.</text:span></text:p>
      <text:p text:style-name="P6"/>
      <text:p text:style-name="P7">Предпринятые шаги для восстановления работы сервиса и устранения проблемы:</text:p>
      <text:p text:style-name="P8"/>
      <text:p text:style-name="P9"><text:span text:style-name="T6">При </text:span><text:span text:style-name="T7">попытке открыть</text:span><text:span text:style-name="T6"> сайт </text:span><text:span text:style-name="T3">MediaWiki </text:span><text:span text:style-name="T6">выводится сообщение:</text:span></text:p>
      <text:p text:style-name="P9"><text:span text:style-name="T6"><text:s/></text:span></text:p>
      <text:p text:style-name="P10">"$wgServer must be set in LocalSettings.php"</text:p>
      <text:p text:style-name="P11"/>
      <text:p text:style-name="P12"><text:span text:style-name="T8">П</text:span><text:span text:style-name="T9">ринято решение подключится </text:span><text:span text:style-name="T10">к серверу </text:span><text:span text:style-name="T9">с</text:span> помощью <text:span text:style-name="T11">ssh-</text:span><text:span text:style-name="T10">ключа:</text:span></text:p>
      <text:p text:style-name="P12"/>
      <text:p text:style-name="P13"><text:span text:style-name="T1">ssh -i /home/igor/ich/ich.pem ec2-user@3.79.39.74</text:span><text:line-break/></text:p>
      <text:p text:style-name="P12"><text:span text:style-name="T10">Подключение не удалось.</text:span> <text:span text:style-name="T10">Выводится сообщение:</text:span></text:p>
      <text:p text:style-name="P14"/>
      <text:p text:style-name="P15"><text:s/><text:span text:style-name="T1">WARNING: UNPROTECTED PRIVATE KEY FILE!</text:span></text:p>
      <text:p text:style-name="P14"><text:span text:style-name="T1"/></text:p>
      <text:p text:style-name="P16">Изменяем права доступа при<text:span text:style-name="T10"> помощи команды:</text:span></text:p>
      <text:p text:style-name="P16"/>
      <text:p text:style-name="P17">chmod 600 /home/igor/ich/ich.pem</text:p>
      <text:p text:style-name="P17"/>
      <text:p text:style-name="P18">После чего повторная попытка подключится к серверу проходит успешно.</text:p>
      <text:p text:style-name="P18"/>
      <text:p text:style-name="P19">Провер<text:span text:style-name="T12">или</text:span> статус процесса <text:span text:style-name="T13">httpd, </text:span>используя команду:</text:p>
      <text:p text:style-name="P19"/>
      <text:p text:style-name="P20">sudo systemctl status httpd</text:p>
      <text:p text:style-name="P20"/>
      <text:p text:style-name="P21">Затем дальше пытаемся отыскать причину ошибки.</text:p>
      <text:p text:style-name="P22">Исходя из сообщения "$wgServer must be set in LocalSettings.php" известно, что проблема связана с файлом LocalSettings.php. Находим этот файл, при помощи команды:</text:p>
      <text:p text:style-name="P23"><text:span text:style-name="T1"/></text:p>
      <text:p text:style-name="P23"><text:span text:style-name="T1">sudo find / -type f -name "LocalSettings.php"</text:span></text:p>
      <text:p text:style-name="P23"><text:span text:style-name="T1"/></text:p>
      <text:p text:style-name="P22">При открытии файла с помощью текстового редактора:</text:p>
      <text:p text:style-name="P22"/>
      <text:p text:style-name="P23"><text:s/><text:span text:style-name="T14">vim /var/www/html/mediawiki/LocalSettings.php</text:span></text:p>
      <text:p text:style-name="P23"><text:span text:style-name="T14"/></text:p>
      <text:p text:style-name="P24">обнаруживаем, что файл пуст.</text:p>
      <text:p text:style-name="P24"><text:line-break/><text:span text:style-name="T15">Находясь в домашней директории командой </text:span><text:span text:style-name="T16">ls -l </text:span><text:span text:style-name="T15">проверяем имеющиеся файлы и обнаруживаем файл </text:span><text:span text:style-name="T13">LocalSettings </text:span><text:span text:style-name="T17">(5)</text:span><text:span text:style-name="T13">.php. </text:span><text:span text:style-name="T15">При попытке открыть файл получаем сообщение: </text:span></text:p>
      <text:p text:style-name="P25"/>
      <text:p text:style-name="P25">"No space left on device"</text:p>
      <text:p text:style-name="P26"><text:soft-page-break/></text:p>
      <text:p text:style-name="P27"><text:span text:style-name="T18">Используя команду </text:span><text:span text:style-name="T16">df -h </text:span><text:span text:style-name="T18">проверяем </text:span><text:span text:style-name="T19">свободное дисковое пространство и оно оказывается практически полностью использованным.</text:span></text:p>
      <text:p text:style-name="P27"><text:span text:style-name="T19"/></text:p>
      <text:p text:style-name="P28"><text:span text:style-name="T20">Ищем файлы, которые занимают больше 1 гигабайта</text:span><text:span text:style-name="T21">, </text:span><text:span text:style-name="T20">с</text:span><text:span text:style-name="T21"> помощ</text:span><text:span text:style-name="T20">ью</text:span><text:span text:style-name="T21"> команды</text:span><text:span text:style-name="T20">:</text:span></text:p>
      <text:p text:style-name="P29"><text:span text:style-name="T22"/></text:p>
      <text:p text:style-name="P30"><text:span text:style-name="T23">sudo find / -type f -size +1G<text:tab/></text:span></text:p>
      <text:p text:style-name="P30"><text:span text:style-name="T23"><text:tab/></text:span></text:p>
      <text:p text:style-name="P31"><text:span text:style-name="T18">О</text:span><text:span text:style-name="T21">бнаружен файл </text:span><text:span text:style-name="T22">/var/log/httpd/access_log</text:span><text:span text:style-name="T21">. Использовав команду </text:span></text:p>
      <text:p text:style-name="P31"><text:span text:style-name="T21"/></text:p>
      <text:p text:style-name="P32"><text:span text:style-name="T22">sudo du -h /var/log/httpd/access_log</text:span><text:span text:style-name="T21">, </text:span></text:p>
      <text:p text:style-name="P32"><text:span text:style-name="T21"/></text:p>
      <text:p text:style-name="P31"><text:span text:style-name="T21">узнаем, что файл занимает 7 гигабайт.</text:span></text:p>
      <text:p text:style-name="P31"><text:span text:style-name="T21"/></text:p>
      <text:p text:style-name="P33"><text:span text:style-name="T21">Очищаем файл командой:</text:span></text:p>
      <text:p text:style-name="P31"><text:span text:style-name="T21"/></text:p>
      <text:p text:style-name="P34"><text:span text:style-name="T21"><text:s/></text:span><text:span text:style-name="T22">sudo truncate -s 0 /var/log/httpd/access_log</text:span><text:span text:style-name="T21"><text:tab/></text:span></text:p>
      <text:p text:style-name="P34"><text:span text:style-name="T21"/></text:p>
      <text:p text:style-name="P35"><text:span text:style-name="T21">После совершенных действий открытие файла </text:span><text:span text:style-name="T24">LocalSettings </text:span><text:span text:style-name="T25">(5)</text:span><text:span text:style-name="T24">.php </text:span><text:span text:style-name="T21">стало возможным. </text:span><text:span text:style-name="T26">Файл является конфигурационным, но для корректной работы необходимо переместить и переименовать его, для чего мы используем команду</text:span><text:span text:style-name="T27">:</text:span></text:p>
      <text:p text:style-name="P35"><text:span text:style-name="T26"><text:s/></text:span></text:p>
      <text:p text:style-name="P36"><text:span text:style-name="T28">cp </text:span><text:span text:style-name="T29">LocalSettings </text:span><text:span text:style-name="T17">(5)</text:span><text:span text:style-name="T29">.php</text:span><text:span text:style-name="T28"> </text:span><text:span text:style-name="T30">/var/www/html/mediawiki/LocalSettings.php</text:span></text:p>
      <text:p text:style-name="P36"><text:span text:style-name="T30"/></text:p>
      <text:p text:style-name="P37"><text:span text:style-name="T30">При просмотре содержимого файла было обнаружено некорректное значение переменной:</text:span></text:p>
      <text:p text:style-name="P38"/>
      <text:p text:style-name="P38">$wgServer = <text:span text:style-name="T31">"</text:span><text:a xlink:type="simple" xlink:href="https://18.153.51.162/" text:style-name="Internet_20_link" text:visited-style-name="Visited_20_Internet_20_Link">https://18.153.51.162</text:a><text:span text:style-name="T31">"</text:span></text:p>
      <text:p text:style-name="P38"/>
      <text:p text:style-name="P39">Было внесено изменение: </text:p>
      <text:p text:style-name="P38"><text:span text:style-name="T30">$wgServer = </text:span><text:span text:style-name="T31">"</text:span><text:a xlink:type="simple" xlink:href="https://18.153.51.162/" text:style-name="Internet_20_link" text:visited-style-name="Visited_20_Internet_20_Link"><text:span text:style-name="T30">https://</text:span></text:a><text:span text:style-name="T30">3.79.39.74</text:span><text:span text:style-name="T31">"</text:span></text:p>
      <text:p text:style-name="P31"><text:span text:style-name="T21"/></text:p>
      <text:p text:style-name="P40"><text:span text:style-name="T21">После внесенных изменений доступ к сайту был восстановлен. <text:s/></text:span></text:p>
      <text:p text:style-name="P40"><text:span text:style-name="T21"/></text:p>
      <text:p text:style-name="P41"><text:span text:style-name="T21">Для предотвращения возникновения подобной проблемы в будущем был разработан скрипт, который архивирует логи, очищает их и удаляет архивы старше 1 дня. </text:span></text:p>
      <text:p text:style-name="P41"><text:span text:style-name="T32"/></text:p>
      <text:p text:style-name="P41"><text:span text:style-name="T33">П</text:span><text:span text:style-name="T32">ри помощи команды </text:span></text:p>
      <text:p text:style-name="P42"><text:span text:style-name="T34">chmod +x log_backup.sh</text:span></text:p>
      <text:p text:style-name="P19"/>
      <text:p text:style-name="P43">делаем скрипт исполняемым.</text:p>
      <text:p text:style-name="P43"/>
      <text:p text:style-name="P44">Для того, чтобы скрипт исполнялся автоматически необходимо использовать <text:span text:style-name="T35">crontab</text:span><text:span text:style-name="T13">.</text:span></text:p>
      <text:p text:style-name="P44"/>
      <text:p text:style-name="P44">При введении команды </text:p>
      <text:p text:style-name="P45"><text:span text:style-name="T1">sudo crontab -l</text:span></text:p>
      <text:p text:style-name="P44"/>
      <text:p text:style-name="P44">обнаруживается, что у пользователя <text:span text:style-name="T13">root </text:span>уже есть задача</text:p>
      <text:p text:style-name="P44"/>
      <text:p text:style-name="P46">* * * * * tar -czf /var/log/httpd/log_$(date +\%Y\%m\%d).tar.gz -C /var/log/httpd .</text:p>
      <text:p text:style-name="P46"/>
      <text:p text:style-name="P47">которая архивирует архив и выполняет это каждую минуту, что и послужило причиной накопления архивов.</text:p>
      <text:p text:style-name="P47"><text:soft-page-break/>Закомментировав эту задачу, создаем новую на исполнение скрипта один раз в сутки:</text:p>
      <text:p text:style-name="P47"/>
      <text:p text:style-name="P48">0 0 <text:span text:style-name="T13">* * * /home/ec2-user/log_backup.sh</text:span></text:p>
      <text:p text:style-name="P48"><text:span text:style-name="T13"/></text:p>
      <text:p text:style-name="P49">Результаты: </text:p>
      <text:p text:style-name="P49"/>
      <text:p text:style-name="P50">- Доступ к сайту был восстановлен</text:p>
      <text:p text:style-name="P50">- Проблема с отсутствием свободного пространства на диске была решена</text:p>
      <text:p text:style-name="P48"><text:span text:style-name="T13"/></text:p>
      <text:p text:style-name="P51">Рекомендации по улучшению процессов:</text:p>
      <text:p text:style-name="P51"/>
      <text:p text:style-name="P52">- Мониторинг дискового пространства</text:p>
      <text:p text:style-name="P52">- Регулярная проверка задач <text:span text:style-name="T13">crontab</text:span></text:p>
      <text:p text:style-name="P48"><text:span text:style-name="T13"/></text:p>
      <text:p text:style-name="P47"/>
      <text:p text:style-name="P44"/>
      <text:p text:style-name="P18"><text:s/></text:p>
      <text:p text:style-name="P17"/>
      <text:p text:style-name="P53"/>
      <text:p text:style-name="P14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7T10:20:53.970000000</meta:creation-date>
    <dc:date>2025-01-07T15:57:14.236000000</dc:date>
    <meta:editing-duration>PT11M35S</meta:editing-duration>
    <meta:editing-cycles>3</meta:editing-cycles>
    <meta:generator>LibreOffice/24.8.3.2$Windows_X86_64 LibreOffice_project/48a6bac9e7e268aeb4c3483fcf825c94556d9f92</meta:generator>
    <meta:document-statistic meta:table-count="0" meta:image-count="0" meta:object-count="0" meta:page-count="3" meta:paragraph-count="64" meta:word-count="415" meta:character-count="3245" meta:non-whitespace-character-count="2868"/>
  </office:meta>
</office:document-meta>
</file>